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 office:value-type="float" office:value="38111594" calcext:value-type="float">
            <text:p>38111594</text:p>
          </table:table-cell>
          <table:table-cell table:formula="of:=[.F9]/1000/60/60" office:value-type="float" office:value="10.5865538888889" calcext:value-type="float">
            <text:p>10.5865538889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editorial (brown)</text:p>
          </table:table-cell>
          <table:table-cell office:value-type="float" office:value="19749739" calcext:value-type="float">
            <text:p>19749739</text:p>
          </table:table-cell>
          <table:table-cell table:formula="of:=[.D10]/1000/60/60" office:value-type="float" office:value="5.48603861111111" calcext:value-type="float">
            <text:p>5.4860386111</text:p>
          </table:table-cell>
          <table:table-cell office:value-type="float" office:value="27311513" calcext:value-type="float">
            <text:p>27311513</text:p>
          </table:table-cell>
          <table:table-cell table:formula="of:=[.F10]/1000/60/60" office:value-type="float" office:value="7.58653138888889" calcext:value-type="float">
            <text:p>7.5865313889</text:p>
          </table:table-cell>
        </table:table-row>
        <table:table-row table:style-name="ro1">
          <table:table-cell office:value-type="float" office:value="173096" calcext:value-type="float">
            <text:p>173096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belles_lettres (brown)</text:p>
          </table:table-cell>
          <table:table-cell office:value-type="float" office:value="51077465" calcext:value-type="float">
            <text:p>51077465</text:p>
          </table:table-cell>
          <table:table-cell table:formula="of:=[.D11]/1000/60/60" office:value-type="float" office:value="14.1881847222222" calcext:value-type="float">
            <text:p>14.1881847222</text:p>
          </table:table-cell>
          <table:table-cell office:value-type="float" office:value="73417123" calcext:value-type="float">
            <text:p>73417123</text:p>
          </table:table-cell>
          <table:table-cell table:formula="of:=[.F11]/1000/60/60" office:value-type="float" office:value="20.3936452777778" calcext:value-type="float">
            <text:p>20.3936452778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ience_fiction (brown)</text:p>
          </table:table-cell>
          <table:table-cell office:value-type="float" office:value="5461418" calcext:value-type="float">
            <text:p>5461418</text:p>
          </table:table-cell>
          <table:table-cell table:formula="of:=[.D12]/1000/60/60" office:value-type="float" office:value="1.51706055555556" calcext:value-type="float">
            <text:p>1.5170605556</text:p>
          </table:table-cell>
          <table:table-cell office:value-type="float" office:value="8009937" calcext:value-type="float">
            <text:p>8009937</text:p>
          </table:table-cell>
          <table:table-cell table:formula="of:=[.F12]/1000/60/60" office:value-type="float" office:value="2.2249825" calcext:value-type="float">
            <text:p>2.2249825</text:p>
          </table:table-cell>
        </table:table-row>
        <table:table-row table:style-name="ro1">
          <table:table-cell office:value-type="float" office:value="181888" calcext:value-type="float">
            <text:p>181888</text:p>
          </table:table-cell>
          <table:table-cell office:value-type="float" office:value="7734" calcext:value-type="float">
            <text:p>7734</text:p>
          </table:table-cell>
          <table:table-cell office:value-type="string" calcext:value-type="string">
            <text:p>learned (brown)</text:p>
          </table:table-cell>
          <table:table-cell office:value-type="float" office:value="54509260" calcext:value-type="float">
            <text:p>54509260</text:p>
          </table:table-cell>
          <table:table-cell table:formula="of:=[.D13]/1000/60/60" office:value-type="float" office:value="15.1414611111111" calcext:value-type="float">
            <text:p>15.1414611111</text:p>
          </table:table-cell>
          <table:table-cell office:value-type="float" office:value="67725738" calcext:value-type="float">
            <text:p>67725738</text:p>
          </table:table-cell>
          <table:table-cell table:formula="of:=[.F13]/1000/60/60" office:value-type="float" office:value="18.812705" calcext:value-type="float">
            <text:p>18.812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2:22:52.428165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9T12:24:22.330013109</dc:date>
    <meta:editing-duration>PT9H44M45S</meta:editing-duration>
    <meta:editing-cycles>28</meta:editing-cycles>
    <meta:generator>LibreOffice/4.2.8.2$Linux_X86_64 LibreOffice_project/420m0$Build-2</meta:generator>
    <meta:document-statistic meta:table-count="1" meta:cell-count="83" meta:object-count="0"/>
  </office:meta>
</office:document-meta>
</file>